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92D050"/>
    </style:style>
    <style:style style:name="ce21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3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25.8pt" style:use-optimal-row-height="false" fo:break-before="auto"/>
    </style:style>
    <style:style style:name="ro10" style:family="table-row">
      <style:table-row-properties style:row-height="28.2pt" style:use-optimal-row-height="false" fo:break-before="auto"/>
    </style:style>
    <style:style style:name="ro11" style:family="table-row">
      <style:table-row-properties style:row-height="32.4pt" style:use-optimal-row-height="false" fo:break-before="auto"/>
    </style:style>
    <style:style style:name="ro12" style:family="table-row">
      <style:table-row-properties style:row-height="16.8pt" style:use-optimal-row-height="false" fo:break-before="auto"/>
    </style:style>
    <style:style style:name="ro13" style:family="table-row">
      <style:table-row-properties style:row-height="21.6pt" style:use-optimal-row-height="false" fo:break-before="auto"/>
    </style:style>
    <style:style style:name="ro14" style:family="table-row">
      <style:table-row-properties style:row-height="20.4pt" style:use-optimal-row-height="false" fo:break-before="auto"/>
    </style:style>
    <style:style style:name="ro15" style:family="table-row">
      <style:table-row-properties style:row-height="13.2pt" style:use-optimal-row-height="false" fo:break-before="auto"/>
    </style:style>
    <style:style style:name="ro16" style:family="table-row">
      <style:table-row-properties style:row-height="19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24"/>
        <table:table-column table:style-name="co2" table:default-cell-style-name="ce24"/>
        <table:table-column table:style-name="co4" table:default-cell-style-name="ce9"/>
        <table:table-column table:style-name="co5" table:default-cell-style-name="ce25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7">
            <text:p>(?&lt;!ˈ)^o(?![juɫ])</text:p>
          </table:table-cell>
          <table:table-cell office:value-type="string" table:style-name="ce17">
            <text:p>ɔ / o</text:p>
          </table:table-cell>
          <table:table-cell office:value-type="string" table:style-name="ce18">
            <text:p>T47</text:p>
          </table:table-cell>
          <table:table-cell office:value-type="string" table:style-name="ce19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17">
            <text:p>(?&lt;!ˈ)^e(?![juɫs̃])</text:p>
          </table:table-cell>
          <table:table-cell office:value-type="string" table:style-name="ce17">
            <text:p>e / i</text:p>
          </table:table-cell>
          <table:table-cell office:value-type="string" table:style-name="ce21">
            <text:p>T48</text:p>
          </table:table-cell>
          <table:table-cell table:style-name="ce22"/>
          <table:table-cell table:number-columns-repeated="16380" table:style-name="ce23"/>
        </table:table-row>
        <table:table-row table:style-name="ro7">
          <table:table-cell office:value-type="string" table:style-name="ce24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a(?=(m|n|nh)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50</text:p>
          </table:table-cell>
          <table:table-cell office:value-type="string" table:style-name="ce10">
            <text:p>são todas tónicas</text:p>
          </table:table-cell>
          <table:table-cell table:number-columns-repeated="16380" table:style-name="ce9"/>
        </table:table-row>
        <table:table-row table:style-name="ro9">
          <table:table-cell office:value-type="string" table:style-name="ce8">
            <text:p>(?&lt;=ˈ(b|c|ch|d|f|g|ʒ|l|lh|m|n|nh|p|q|r|rr|ss|s|t|v|x|z|pr|br|tr|dr|kr|gr|fr|vr|pl|bl|kl|gl|fl))o(?![ju])</text:p>
          </table:table-cell>
          <table:table-cell office:value-type="string" table:style-name="ce8">
            <text:p>/O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(?&lt;=ˈ)o(?![ju])</text:p>
          </table:table-cell>
          <table:table-cell office:value-type="string" table:style-name="ce8">
            <text:p>/O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ô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ou</text:p>
          </table:table-cell>
          <table:table-cell office:value-type="string" table:style-name="ce8">
            <text:p>o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(?&lt;=ˈ(b|c|ch|d|f|g|gu|ʒ|l|lh|m|n|nh|p|q|qu|r|rr|ss|s|t|v|x|z|pr|br|tr|dr|kr|gr|fr|vr|pl|bl|kl|gl|fl))e(?![̃w])</text:p>
          </table:table-cell>
          <table:table-cell office:value-type="string" table:style-name="ce8">
            <text:p>/E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)e(?![̃w])</text:p>
          </table:table-cell>
          <table:table-cell office:value-type="string" table:style-name="ce8">
            <text:p>/E/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ê</text:p>
          </table:table-cell>
          <table:table-cell office:value-type="string" table:style-name="ce8">
            <text:p>e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x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(a|ɐ|e|ɛ|/E/|ɨ|i|o|ɔ|/O/|u|j|w)ˈ)b(?=(a|ɐ|e|ɛ|/E/|ɨ|i|j|o|ɔ|/O/|u|w|ɐ̃|ẽ|ĩ|õ|ũ|j̃|w̃)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5">
          <table:table-cell office:value-type="string" table:style-name="ce8">
            <text:p>(?&lt;=(a|ɐ|e|ɛ|/E/|ɨ|i|j|o|ɔ|/O/|u|w)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(?&lt;=(a|ɐ|e|ɛ|/E/|ɨ|i|o|ɔ|/O/|u|j|w)ˈ)d(?=(a|ɐ|e|ɛ|/E/|ɨ|i|j|o|ɔ|/O/|u|w|ɐ̃|ẽ|ĩ|õ|ũ|j̃|w̃)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ɛ|/E/|ẽ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u(?=(ɐj|ɐ̃j̃|e|ɛ|/E/|ẽ|i|ĩ|ɨ))</text:p>
          </table:table-cell>
          <table:table-cell office:value-type="string" table:style-name="ce8">
            <text:p>g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j|o|ɔ|/O/|u|w)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(a|ɐ|e|ɛ|/E/|ɨ|i|o|ɔ|/O/|u|j|w)ˈ)g(?=(a|ɐ|e|ɛ|/E/|ɨ|i|j|o|ɔ|/O/|u|w|ɐ̃|ẽ|ĩ|õ|ũ|j̃|w̃)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s(?=(a|ɐ|e|ɛ|/E/|ɨ|i|j|o|ɔ|/O/|u|w)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5">
          <table:table-cell office:value-type="string" table:style-name="ce8">
            <text:p>c(?!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=(ɐj|ɐ̃j̃|e|ɛ|/E/|ẽ|i|ĩ|ɨ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6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ɐj|ɐ̃j̃|e|ɛ|/E/|ẽ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(a|ɐ|e|ɛ|/E/|ɨ|i|j|o|ɔ|/O/|u|w)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(a|ɐ|e|ɛ|/E/|ɨ|i|j|o|ɔ|/O/|u|w)ˈ)r(?=(a|ɐ|e|ɛ|/E/|ɨ|i|j|o|ɔ|/O/|u|w|ɐ̃|ẽ|ĩ|õ|ũ|j̃|w̃)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3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19:39:31Z</dc:date>
  </office:meta>
</office:document-meta>
</file>